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dgetCalculatio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ercent Calculat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currency" office:value="6011000000000" table:style-name="ce2">
            <text:p>$6,011,000,000,000.00</text:p>
          </table:table-cell>
          <table:table-cell office:value-type="string" table:style-name="ce1">
            <text:p><text:s/>= National Budget 2022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1">
            <text:p><text:s text:c="2"/>https://datalab.usaspending.gov/americas-finance-guide/spending/#:~:text=In%202021%2C%20the%20government%20spent%20%246.82%20trillion.&amp;text=The%20government%20spends%20money%20on,people%20of%20the%20United%20States.</text:p>
          </table:table-cell>
          <table:table-cell table:number-columns-repeated="16381"/>
        </table:table-row>
        <table:table-row table:style-name="ro1">
          <table:table-cell/>
          <table:table-cell office:value-type="currency" office:value="778000000000" table:style-name="ce2">
            <text:p>$778,000,000,000.00</text:p>
          </table:table-cell>
          <table:table-cell office:value-type="string" table:style-name="ce1">
            <text:p><text:s/>= DOD Budget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1">
            <text:p><text:s text:c="2"/>https://news.usni.org/2021/11/16/overview-of-department-of-defense-budget-process</text:p>
          </table:table-cell>
          <table:table-cell table:number-columns-repeated="16381"/>
        </table:table-row>
        <table:table-row table:style-name="ro1">
          <table:table-cell/>
          <table:table-cell office:value-type="currency" office:value="24000000000" table:style-name="ce2">
            <text:p>$24,000,000,000.00</text:p>
          </table:table-cell>
          <table:table-cell office:value-type="string" table:style-name="ce1">
            <text:p><text:s/>= NASA Budget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s text:c="2"/>https://www.planetary.org/space-policy/nasas-fy-2021-budget#:~:text=NASA's%20budget%20for%20fiscal%20year,over%20the%20previous%20year's%20amount.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percentage" office:value="0.12942937947096989" table:formula="of:=[.B7]/[.B5]" table:style-name="ce3">
            <text:p>12.94%</text:p>
          </table:table-cell>
          <table:table-cell office:value-type="string" table:style-name="ce1">
            <text:p><text:s/>= Military % of Total National Budge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percentage" office:value="3.9926800865080683E-3" table:formula="of:=[.B9]/[.B5]" table:style-name="ce3">
            <text:p>0.40%</text:p>
          </table:table-cell>
          <table:table-cell office:value-type="string" table:style-name="ce1">
            <text:p><text:s/>= NASA % of Total National Budget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rk Lehr</meta:initial-creator>
    <dc:creator>Lehr, Mark</dc:creator>
    <meta:creation-date>2022-01-10T11:03:27Z</meta:creation-date>
    <dc:date>2022-06-30T18:38:53Z</dc:date>
    <meta:editing-cycles>1</meta:editing-cycles>
    <meta:editing-duration>PT2231S</meta:editing-duration>
  </office:meta>
</office:document-meta>
</file>